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0.392cm"/>
    </style:style>
    <style:style style:name="co3" style:family="table-column">
      <style:table-column-properties fo:break-before="auto" style:column-width="0.252cm"/>
    </style:style>
    <style:style style:name="co4" style:family="table-column">
      <style:table-column-properties fo:break-before="auto" style:column-width="0.1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МОКВ">
      <style:table-properties table:display="true" style:writing-mode="lr-tb"/>
    </style:style>
    <style:style style:name="ta2" style:family="table" style:master-page-name="PageStyle_5f_Дополнительный_20_лист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font-name="T-FLEX Type B" fo:font-style="italic" style:font-style-asian="italic" style:font-style-complex="italic"/>
    </style:style>
    <style:style style:name="ce3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5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6" style:family="table-cell" style:parent-style-name="Default" style:data-style-name="N100">
      <style:table-cell-properties fo:padding="0.071cm"/>
      <style:text-properties style:font-name="T-FLEX Type B"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1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19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25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2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3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4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5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bold" style:font-size-asian="9pt" style:font-style-asian="italic" style:font-weight-asian="bold" style:font-name-complex="Arial Cyr1" style:font-size-complex="9pt" style:font-style-complex="italic" style:font-weight-complex="bold"/>
    </style:style>
    <style:style style:name="ce4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5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2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6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9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10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normal" style:font-size-asian="16pt" style:font-style-asian="italic" style:font-weight-asian="normal" style:font-name-complex="Arial Cyr1" style:font-size-complex="16pt" style:font-style-complex="italic" style:font-weight-complex="normal"/>
    </style:style>
    <style:style style:name="ce1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23" style:family="table-cell" style:parent-style-name="Default" style:data-style-name="N100">
      <style:table-cell-properties fo:border-bottom="none" style:diagonal-bl-tr="none" style:diagonal-tl-br="none" fo:border-left="none" fo:padding="0.071cm" fo:border-right="0.99pt solid #000000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24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1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4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5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5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7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9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75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6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77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8" style:family="table-cell" style:parent-style-name="Default">
      <style:text-properties style:font-name="T-FLEX Type B" fo:font-style="italic" style:font-style-asian="italic" style:font-style-complex="italic"/>
    </style:style>
    <style:style style:name="ce179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МОКВ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72" table:default-cell-style-name="ce6"/>
        <table:table-column table:style-name="co3" table:visibility="collapse" table:number-columns-repeated="33" table:default-cell-style-name="ce6"/>
        <table:table-column table:style-name="co4" table:visibility="collapse" table:number-columns-repeated="101" table:default-cell-style-name="ce6"/>
        <table:table-column table:style-name="co5" table:visibility="collapse" table:number-columns-repeated="44" table:default-cell-style-name="ce6"/>
        <table:table-column table:style-name="co6" table:visibility="collapse" table:number-columns-repeated="2" table:default-cell-style-name="ce6"/>
        <table:table-column table:style-name="co6" table:number-columns-repeated="767" table:default-cell-style-name="ce178"/>
        <table:table-row table:style-name="ro1">
          <table:table-cell table:style-name="ce1"/>
          <table:table-cell table:style-name="ce2" table:number-columns-repeated="45"/>
          <table:table-cell table:style-name="ce2" office:value-type="string" calcext:value-type="string">
            <text:p><text:s text:c="15"/>ГОСТ 3.1118-82 <text:s text:c="6"/>форма 3</text:p>
          </table:table-cell>
          <table:table-cell table:style-name="ce2" table:number-columns-repeated="64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8"/>
          <table:table-cell table:style-name="ce18" table:number-columns-repeated="15"/>
          <table:table-cell table:style-name="ce62"/>
          <table:table-cell table:style-name="ce18" table:number-columns-repeated="22"/>
          <table:table-cell table:style-name="ce62"/>
          <table:table-cell table:style-name="ce139" table:number-columns-spanned="18" table:number-rows-spanned="2"/>
          <table:covered-table-cell table:number-columns-repeated="16" table:style-name="ce121"/>
          <table:covered-table-cell table:style-name="ce148"/>
          <table:table-cell table:style-name="ce153" table:number-columns-spanned="4" table:number-rows-spanned="2"/>
          <table:covered-table-cell table:number-columns-repeated="2" table:style-name="ce155"/>
          <table:covered-table-cell table:style-name="ce157"/>
          <table:table-cell table:style-name="ce153" table:number-columns-spanned="4" table:number-rows-spanned="2"/>
          <table:covered-table-cell table:number-columns-repeated="2" table:style-name="ce155"/>
          <table:covered-table-cell table:style-name="ce157"/>
          <table:table-cell table:style-name="ce153" table:number-columns-spanned="4" table:number-rows-spanned="2"/>
          <table:covered-table-cell table:number-columns-repeated="2" table:style-name="ce155"/>
          <table:covered-table-cell table:style-name="ce157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9"/>
          <table:table-cell table:style-name="ce1" table:number-columns-repeated="39"/>
          <table:table-cell table:style-name="ce29"/>
          <table:covered-table-cell table:style-name="ce136"/>
          <table:covered-table-cell table:number-columns-repeated="16" table:style-name="ce98"/>
          <table:covered-table-cell table:style-name="ce131"/>
          <table:covered-table-cell table:style-name="ce154"/>
          <table:covered-table-cell table:number-columns-repeated="2" table:style-name="ce156"/>
          <table:covered-table-cell table:style-name="ce158"/>
          <table:covered-table-cell table:style-name="ce154"/>
          <table:covered-table-cell table:number-columns-repeated="2" table:style-name="ce156"/>
          <table:covered-table-cell table:style-name="ce158"/>
          <table:covered-table-cell table:style-name="ce154"/>
          <table:covered-table-cell table:number-columns-repeated="2" table:style-name="ce156"/>
          <table:covered-table-cell table:style-name="ce158"/>
          <table:table-cell table:style-name="ce1" table:number-columns-repeated="36"/>
          <table:table-cell table:style-name="ce176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9"/>
          <table:table-cell table:style-name="ce36" table:number-columns-spanned="13" table:number-rows-spanned="3"/>
          <table:covered-table-cell table:number-columns-repeated="11" table:style-name="ce53"/>
          <table:covered-table-cell table:style-name="ce110"/>
          <table:table-cell table:style-name="ce113" table:number-columns-spanned="23" table:number-rows-spanned="3"/>
          <table:covered-table-cell table:number-columns-repeated="21" table:style-name="ce97"/>
          <table:covered-table-cell table:style-name="ce129"/>
          <table:table-cell table:style-name="ce134" table:number-columns-spanned="16" table:number-rows-spanned="3"/>
          <table:covered-table-cell table:number-columns-repeated="14" table:style-name="ce97"/>
          <table:covered-table-cell table:style-name="ce129"/>
          <table:table-cell table:style-name="ce149" table:number-columns-spanned="18" table:number-rows-spanned="3"/>
          <table:covered-table-cell table:number-columns-repeated="16" table:style-name="ce97"/>
          <table:covered-table-cell table:style-name="ce116"/>
          <table:table-cell table:style-name="ce1" table:number-columns-repeated="36"/>
          <table:table-cell table:style-name="ce176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30"/>
          <table:covered-table-cell table:style-name="ce37"/>
          <table:covered-table-cell table:number-columns-repeated="11" table:style-name="ce54"/>
          <table:covered-table-cell table:style-name="ce111"/>
          <table:covered-table-cell table:style-name="ce114"/>
          <table:covered-table-cell table:number-columns-repeated="21" table:style-name="ce93"/>
          <table:covered-table-cell table:style-name="ce130"/>
          <table:covered-table-cell table:style-name="ce135"/>
          <table:covered-table-cell table:number-columns-repeated="14" table:style-name="ce93"/>
          <table:covered-table-cell table:style-name="ce130"/>
          <table:covered-table-cell table:style-name="ce135"/>
          <table:covered-table-cell table:number-columns-repeated="16" table:style-name="ce93"/>
          <table:covered-table-cell table:style-name="ce170"/>
          <table:table-cell table:style-name="ce1" table:number-columns-repeated="36"/>
          <table:table-cell table:style-name="ce176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covered-table-cell table:style-name="ce38"/>
          <table:covered-table-cell table:number-columns-repeated="11" table:style-name="ce55"/>
          <table:covered-table-cell table:style-name="ce112"/>
          <table:covered-table-cell table:style-name="ce81"/>
          <table:covered-table-cell table:number-columns-repeated="21" table:style-name="ce98"/>
          <table:covered-table-cell table:style-name="ce131"/>
          <table:covered-table-cell table:style-name="ce136"/>
          <table:covered-table-cell table:number-columns-repeated="14" table:style-name="ce98"/>
          <table:covered-table-cell table:style-name="ce131"/>
          <table:covered-table-cell table:style-name="ce136"/>
          <table:covered-table-cell table:number-columns-repeated="16" table:style-name="ce98"/>
          <table:covered-table-cell table:style-name="ce117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39"/>
          <table:table-cell table:style-name="ce56" table:number-columns-repeated="3"/>
          <table:table-cell table:style-name="ce69"/>
          <table:table-cell table:style-name="ce75" table:number-columns-spanned="53" table:number-rows-spanned="2"/>
          <table:covered-table-cell table:number-columns-repeated="51" table:style-name="ce93"/>
          <table:covered-table-cell table:style-name="ce130"/>
          <table:table-cell table:style-name="ce56" table:number-columns-repeated="3"/>
          <table:table-cell table:style-name="ce115"/>
          <table:table-cell table:style-name="ce56" table:number-columns-repeated="3"/>
          <table:table-cell table:style-name="ce115"/>
          <table:table-cell table:style-name="ce56" table:number-columns-repeated="3"/>
          <table:table-cell table:style-name="ce115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40"/>
          <table:table-cell table:style-name="ce57" table:number-columns-repeated="4"/>
          <table:covered-table-cell table:number-columns-repeated="52" table:style-name="ce76"/>
          <table:covered-table-cell table:style-name="ce75"/>
          <table:table-cell table:style-name="ce57" table:number-columns-repeated="3"/>
          <table:table-cell table:style-name="ce137"/>
          <table:table-cell table:style-name="ce57" table:number-columns-repeated="3"/>
          <table:table-cell table:style-name="ce137"/>
          <table:table-cell table:style-name="ce57" table:number-columns-repeated="3"/>
          <table:table-cell table:style-name="ce137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41" office:value-type="string" calcext:value-type="string" table:number-columns-spanned="5" table:number-rows-spanned="2">
            <text:p>М01</text:p>
          </table:table-cell>
          <table:covered-table-cell table:number-columns-repeated="3" table:style-name="ce58"/>
          <table:covered-table-cell table:style-name="ce70"/>
          <table:table-cell table:style-name="ce77" table:formula="of:=[.$IV3]&amp;&quot; &quot;&amp;[.$IV4]&amp;&quot; &quot;&amp;[.$IV5]&amp;&quot; / &quot;&amp;[.$IV1]&amp;&quot; &quot;&amp;[.$IV2]" office:value-type="string" office:string-value="   /  " calcext:value-type="string" table:number-columns-spanned="65" table:number-rows-spanned="2">
            <text:p><text:s text:c="3"/>/ <text:s/></text:p>
          </table:table-cell>
          <table:covered-table-cell table:number-columns-repeated="63" table:style-name="ce94"/>
          <table:covered-table-cell table:style-name="ce171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2"/>
          <table:covered-table-cell table:style-name="ce42"/>
          <table:covered-table-cell table:number-columns-repeated="3" table:style-name="ce59"/>
          <table:covered-table-cell table:style-name="ce71"/>
          <table:covered-table-cell table:style-name="ce78"/>
          <table:covered-table-cell table:number-columns-repeated="63" table:style-name="ce95"/>
          <table:covered-table-cell table:style-name="ce172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41" office:value-type="string" calcext:value-type="string" table:number-columns-spanned="5" table:number-rows-spanned="3">
            <text:p>М02</text:p>
          </table:table-cell>
          <table:covered-table-cell table:number-columns-repeated="3" table:style-name="ce58"/>
          <table:covered-table-cell table:style-name="ce70"/>
          <table:table-cell table:style-name="ce79" office:value-type="string" calcext:value-type="string" table:number-columns-spanned="13" table:number-rows-spanned="1">
            <text:p>Код</text:p>
          </table:table-cell>
          <table:covered-table-cell table:number-columns-repeated="11" table:style-name="ce96"/>
          <table:covered-table-cell table:style-name="ce69"/>
          <table:table-cell table:style-name="ce79" office:value-type="string" calcext:value-type="string" table:number-columns-spanned="4" table:number-rows-spanned="1">
            <text:p>ЕВ</text:p>
          </table:table-cell>
          <table:covered-table-cell table:number-columns-repeated="2" table:style-name="ce96"/>
          <table:covered-table-cell table:style-name="ce69"/>
          <table:table-cell table:style-name="ce79" office:value-type="string" calcext:value-type="string" table:number-columns-spanned="7" table:number-rows-spanned="1">
            <text:p>МД</text:p>
          </table:table-cell>
          <table:covered-table-cell table:number-columns-repeated="5" table:style-name="ce96"/>
          <table:covered-table-cell table:style-name="ce69"/>
          <table:table-cell table:style-name="ce79" office:value-type="string" calcext:value-type="string" table:number-columns-spanned="6" table:number-rows-spanned="1">
            <text:p>ЕН</text:p>
          </table:table-cell>
          <table:covered-table-cell table:number-columns-repeated="4" table:style-name="ce96"/>
          <table:covered-table-cell table:style-name="ce69"/>
          <table:table-cell table:style-name="ce132" office:value-type="string" calcext:value-type="string" table:number-columns-spanned="10" table:number-rows-spanned="1">
            <text:p>Н.расх.</text:p>
          </table:table-cell>
          <table:covered-table-cell table:number-columns-repeated="9" table:style-name="ce96"/>
          <table:table-cell table:style-name="ce143" office:value-type="string" calcext:value-type="string" table:number-columns-spanned="7" table:number-rows-spanned="1">
            <text:p>КИМ</text:p>
          </table:table-cell>
          <table:covered-table-cell table:number-columns-repeated="5" table:style-name="ce146"/>
          <table:covered-table-cell table:style-name="ce147"/>
          <table:table-cell table:style-name="ce148" table:number-columns-spanned="18" table:number-rows-spanned="6"/>
          <table:covered-table-cell table:number-columns-repeated="16" table:style-name="ce121"/>
          <table:covered-table-cell table:style-name="ce148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covered-table-cell table:style-name="ce43"/>
          <table:covered-table-cell table:number-columns-repeated="4" table:style-name="ce60"/>
          <table:table-cell table:style-name="ce80" table:number-columns-spanned="13" table:number-rows-spanned="2"/>
          <table:covered-table-cell table:number-columns-repeated="12" table:style-name="ce97"/>
          <table:table-cell table:style-name="ce118" table:number-columns-spanned="4" table:number-rows-spanned="2"/>
          <table:covered-table-cell table:number-columns-repeated="3" table:style-name="ce97"/>
          <table:table-cell table:style-name="ce118" table:number-columns-spanned="7" table:number-rows-spanned="2"/>
          <table:covered-table-cell table:number-columns-repeated="6" table:style-name="ce97"/>
          <table:table-cell table:style-name="ce118" table:number-columns-spanned="6" table:number-rows-spanned="2"/>
          <table:covered-table-cell table:number-columns-repeated="5" table:style-name="ce97"/>
          <table:table-cell table:style-name="ce133" table:number-columns-spanned="10" table:number-rows-spanned="2"/>
          <table:covered-table-cell table:number-columns-repeated="8" table:style-name="ce97"/>
          <table:covered-table-cell table:style-name="ce116"/>
          <table:table-cell table:style-name="ce144" table:number-columns-spanned="7" table:number-rows-spanned="2"/>
          <table:covered-table-cell table:number-columns-repeated="5" table:style-name="ce121"/>
          <table:covered-table-cell table:style-name="ce148"/>
          <table:covered-table-cell table:number-columns-repeated="17" table:style-name="ce93"/>
          <table:covered-table-cell table:style-name="ce130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covered-table-cell table:style-name="ce42"/>
          <table:covered-table-cell table:number-columns-repeated="4" table:style-name="ce59"/>
          <table:covered-table-cell table:style-name="ce81"/>
          <table:covered-table-cell table:number-columns-repeated="38" table:style-name="ce98"/>
          <table:covered-table-cell table:style-name="ce117"/>
          <table:covered-table-cell table:style-name="ce145"/>
          <table:covered-table-cell table:number-columns-repeated="5" table:style-name="ce76"/>
          <table:covered-table-cell table:style-name="ce75"/>
          <table:covered-table-cell table:number-columns-repeated="17" table:style-name="ce93"/>
          <table:covered-table-cell table:style-name="ce130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41" office:value-type="string" calcext:value-type="string" table:number-columns-spanned="5" table:number-rows-spanned="3">
            <text:p>М03</text:p>
          </table:table-cell>
          <table:covered-table-cell table:number-columns-repeated="3" table:style-name="ce58"/>
          <table:covered-table-cell table:style-name="ce70"/>
          <table:table-cell table:style-name="ce82" office:value-type="string" calcext:value-type="string" table:number-columns-spanned="13" table:number-rows-spanned="1">
            <text:p>Код загот.</text:p>
          </table:table-cell>
          <table:covered-table-cell table:number-columns-repeated="11" table:style-name="ce56"/>
          <table:covered-table-cell table:style-name="ce115"/>
          <table:table-cell table:style-name="ce119" office:value-type="string" calcext:value-type="string" table:number-columns-spanned="21" table:number-rows-spanned="1">
            <text:p>Профиль и размеры</text:p>
          </table:table-cell>
          <table:covered-table-cell table:number-columns-repeated="19" table:style-name="ce57"/>
          <table:covered-table-cell table:style-name="ce137"/>
          <table:table-cell table:style-name="ce82" office:value-type="string" calcext:value-type="string" table:number-columns-spanned="6" table:number-rows-spanned="1">
            <text:p>КД</text:p>
          </table:table-cell>
          <table:covered-table-cell table:number-columns-repeated="4" table:style-name="ce56"/>
          <table:covered-table-cell table:style-name="ce115"/>
          <table:table-cell table:style-name="ce79" office:value-type="string" calcext:value-type="string" table:number-columns-spanned="7" table:number-rows-spanned="1">
            <text:p>МЗ</text:p>
          </table:table-cell>
          <table:covered-table-cell table:number-columns-repeated="5" table:style-name="ce96"/>
          <table:covered-table-cell table:style-name="ce69"/>
          <table:covered-table-cell table:number-columns-repeated="17" table:style-name="ce93"/>
          <table:covered-table-cell table:style-name="ce130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covered-table-cell table:style-name="ce43"/>
          <table:covered-table-cell table:number-columns-repeated="4" table:style-name="ce60"/>
          <table:table-cell table:style-name="ce83" table:number-columns-spanned="13" table:number-rows-spanned="2"/>
          <table:covered-table-cell table:number-columns-repeated="11" table:style-name="ce97"/>
          <table:covered-table-cell table:style-name="ce116"/>
          <table:table-cell table:style-name="ce120" table:number-columns-spanned="21" table:number-rows-spanned="2"/>
          <table:covered-table-cell table:number-columns-repeated="19" table:style-name="ce121"/>
          <table:covered-table-cell table:style-name="ce138"/>
          <table:table-cell table:style-name="ce80" table:number-columns-spanned="6" table:number-rows-spanned="2"/>
          <table:covered-table-cell table:number-columns-repeated="5" table:style-name="ce97"/>
          <table:table-cell table:style-name="ce133" table:number-columns-spanned="7" table:number-rows-spanned="2"/>
          <table:covered-table-cell table:number-columns-repeated="5" table:style-name="ce97"/>
          <table:covered-table-cell table:style-name="ce116"/>
          <table:covered-table-cell table:number-columns-repeated="17" table:style-name="ce93"/>
          <table:covered-table-cell table:style-name="ce130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2"/>
          <table:table-cell table:style-name="ce12"/>
          <table:table-cell table:style-name="ce4"/>
          <table:table-cell table:style-name="ce12"/>
          <table:table-cell table:style-name="ce33"/>
          <table:covered-table-cell table:style-name="ce42"/>
          <table:covered-table-cell table:number-columns-repeated="4" table:style-name="ce59"/>
          <table:covered-table-cell table:style-name="ce81"/>
          <table:covered-table-cell table:number-columns-repeated="11" table:style-name="ce98"/>
          <table:covered-table-cell table:style-name="ce117"/>
          <table:covered-table-cell table:style-name="ce81"/>
          <table:covered-table-cell table:number-columns-repeated="19" table:style-name="ce98"/>
          <table:covered-table-cell table:style-name="ce117"/>
          <table:covered-table-cell table:style-name="ce81"/>
          <table:covered-table-cell table:number-columns-repeated="11" table:style-name="ce98"/>
          <table:covered-table-cell table:style-name="ce117"/>
          <table:covered-table-cell table:number-columns-repeated="17" table:style-name="ce93"/>
          <table:covered-table-cell table:style-name="ce130"/>
          <table:table-cell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4"/>
          <table:table-cell table:style-name="ce44" office:value-type="string" calcext:value-type="string" table:number-columns-spanned="5" table:number-rows-spanned="1">
            <text:p>В</text:p>
          </table:table-cell>
          <table:covered-table-cell table:number-columns-repeated="4" table:style-name="ce61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99"/>
          <table:covered-table-cell table:style-name="ce104"/>
          <table:table-cell table:style-name="ce107" office:value-type="string" calcext:value-type="string" table:number-columns-spanned="7" table:number-rows-spanned="1">
            <text:p>Уч.</text:p>
          </table:table-cell>
          <table:covered-table-cell table:number-columns-repeated="5" table:style-name="ce99"/>
          <table:covered-table-cell table:style-name="ce104"/>
          <table:table-cell table:style-name="ce107" office:value-type="string" calcext:value-type="string" table:number-columns-spanned="4" table:number-rows-spanned="1">
            <text:p>РМ</text:p>
          </table:table-cell>
          <table:covered-table-cell table:number-columns-repeated="2" table:style-name="ce99"/>
          <table:covered-table-cell table:style-name="ce104"/>
          <table:table-cell table:style-name="ce107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99"/>
          <table:covered-table-cell table:style-name="ce104"/>
          <table:table-cell table:style-name="ce122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99"/>
          <table:covered-table-cell table:style-name="ce159"/>
          <table:table-cell table:style-name="ce144" table:number-columns-spanned="6" table:number-rows-spanned="4"/>
          <table:covered-table-cell table:number-columns-repeated="4" table:style-name="ce121"/>
          <table:covered-table-cell table:style-name="ce148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4"/>
          <table:table-cell table:style-name="ce44" office:value-type="string" calcext:value-type="string" table:number-columns-spanned="5" table:number-rows-spanned="1">
            <text:p>Г</text:p>
          </table:table-cell>
          <table:covered-table-cell table:number-columns-repeated="4" table:style-name="ce61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0"/>
          <table:covered-table-cell table:style-name="ce160"/>
          <table:covered-table-cell table:style-name="ce114"/>
          <table:covered-table-cell table:number-columns-repeated="4" table:style-name="ce93"/>
          <table:covered-table-cell table:style-name="ce130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2"/>
          <table:table-cell table:style-name="ce4"/>
          <table:table-cell table:style-name="ce12"/>
          <table:table-cell table:style-name="ce33"/>
          <table:table-cell table:style-name="ce44" office:value-type="string" calcext:value-type="string" table:number-columns-spanned="5" table:number-rows-spanned="1">
            <text:p>Д</text:p>
          </table:table-cell>
          <table:covered-table-cell table:number-columns-repeated="4" table:style-name="ce61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0"/>
          <table:covered-table-cell table:style-name="ce160"/>
          <table:covered-table-cell table:style-name="ce114"/>
          <table:covered-table-cell table:number-columns-repeated="4" table:style-name="ce93"/>
          <table:covered-table-cell table:style-name="ce130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4"/>
          <table:table-cell table:style-name="ce44" office:value-type="string" calcext:value-type="string" table:number-columns-spanned="5" table:number-rows-spanned="1">
            <text:p>Е</text:p>
          </table:table-cell>
          <table:covered-table-cell table:number-columns-repeated="4" table:style-name="ce61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1"/>
          <table:covered-table-cell table:style-name="ce105"/>
          <table:table-cell table:style-name="ce108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1"/>
          <table:covered-table-cell table:style-name="ce105"/>
          <table:table-cell table:style-name="ce108" office:value-type="string" calcext:value-type="string" table:number-columns-spanned="4" table:number-rows-spanned="1">
            <text:p>Р</text:p>
          </table:table-cell>
          <table:covered-table-cell table:number-columns-repeated="2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УТ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4" table:number-rows-spanned="1">
            <text:p>КР</text:p>
          </table:table-cell>
          <table:covered-table-cell table:number-columns-repeated="2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ЕН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ОП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1"/>
          <table:covered-table-cell table:style-name="ce105"/>
          <table:table-cell table:style-name="ce151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1"/>
          <table:covered-table-cell table:style-name="ce161"/>
          <table:covered-table-cell table:style-name="ce145"/>
          <table:covered-table-cell table:number-columns-repeated="4" table:style-name="ce76"/>
          <table:covered-table-cell table:style-name="ce75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/>
          <table:table-cell table:style-name="ce12" table:number-columns-repeated="4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4" table:style-name="ce45"/>
          <table:table-cell table:style-name="ce87" table:number-columns-repeated="24"/>
          <table:table-cell table:style-name="ce124"/>
          <table:table-cell table:style-name="ce87" table:number-columns-repeated="35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8"/>
          <table:table-cell table:style-name="ce7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4" table:style-name="ce45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12" table:number-columns-repeated="2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4" table:style-name="ce45"/>
          <table:table-cell table:style-name="ce87" table:number-columns-repeated="61"/>
          <table:table-cell table:style-name="ce164" table:number-columns-repeated="3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8"/>
          <table:table-cell table:style-name="ce7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4" table:style-name="ce45"/>
          <table:table-cell table:style-name="ce88"/>
          <table:table-cell table:style-name="ce92" table:number-columns-repeated="60"/>
          <table:table-cell table:style-name="ce164" table:number-columns-repeated="3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0"/>
          <table:table-cell table:style-name="ce13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4" table:style-name="ce45"/>
          <table:table-cell table:style-name="ce87" table:number-columns-repeated="61"/>
          <table:table-cell table:style-name="ce164" table:number-columns-repeated="3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12" table:number-columns-repeated="2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4" table:style-name="ce45"/>
          <table:table-cell table:style-name="ce88"/>
          <table:table-cell table:style-name="ce92" table:number-columns-repeated="60"/>
          <table:table-cell table:style-name="ce164" table:number-columns-repeated="3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8"/>
          <table:table-cell table:style-name="ce7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4" table:style-name="ce45"/>
          <table:table-cell table:style-name="ce87" table:number-columns-repeated="61"/>
          <table:table-cell table:style-name="ce164" table:number-columns-repeated="3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4"/>
          <table:table-cell table:style-name="ce2" table:number-columns-repeated="2"/>
          <table:table-cell table:style-name="ce20"/>
          <table:table-cell table:style-name="ce13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4" table:style-name="ce45"/>
          <table:table-cell table:style-name="ce88"/>
          <table:table-cell table:style-name="ce92" table:number-columns-repeated="60"/>
          <table:table-cell table:style-name="ce164" table:number-columns-repeated="3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4" table:style-name="ce45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8"/>
          <table:table-cell table:style-name="ce7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4" table:style-name="ce45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4" table:style-name="ce45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4" table:style-name="ce45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4"/>
          <table:table-cell table:style-name="ce34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4" table:style-name="ce45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4" table:number-columns-repeated="2"/>
          <table:table-cell table:style-name="ce33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4" table:style-name="ce45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4" table:style-name="ce45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1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4" table:style-name="ce45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20</text:p>
          </table:table-cell>
          <table:covered-table-cell table:number-columns-repeated="4" table:style-name="ce45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21</text:p>
          </table:table-cell>
          <table:covered-table-cell table:number-columns-repeated="4" table:style-name="ce45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1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2</text:p>
          </table:table-cell>
          <table:covered-table-cell table:number-columns-repeated="4" table:style-name="ce45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4" table:style-name="ce45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4" table:style-name="ce45"/>
          <table:table-cell table:style-name="ce87" table:number-columns-repeated="59"/>
          <table:table-cell table:style-name="ce164" table:number-columns-repeated="5"/>
          <table:table-cell table:style-name="ce17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 table:number-columns-repeated="2"/>
          <table:table-cell table:style-name="ce12"/>
          <table:table-cell table:style-name="ce4"/>
          <table:table-cell table:style-name="ce12"/>
          <table:table-cell table:style-name="ce28"/>
          <table:table-cell table:style-name="ce62"/>
          <table:table-cell table:style-name="ce18" table:number-columns-repeated="3"/>
          <table:table-cell table:style-name="ce62"/>
          <table:table-cell table:style-name="ce18" table:number-columns-repeated="3"/>
          <table:table-cell table:style-name="ce62"/>
          <table:table-cell table:style-name="ce18" table:number-columns-repeated="8"/>
          <table:table-cell table:style-name="ce62"/>
          <table:table-cell table:style-name="ce18" table:number-columns-repeated="7"/>
          <table:table-cell table:style-name="ce62"/>
          <table:table-cell table:style-name="ce18" table:number-columns-repeated="5"/>
          <table:table-cell table:style-name="ce62"/>
          <table:table-cell table:style-name="ce125" office:value-type="string" calcext:value-type="string" table:number-columns-spanned="9" table:number-rows-spanned="1">
            <text:p>Разраб.</text:p>
          </table:table-cell>
          <table:covered-table-cell table:number-columns-repeated="7" table:style-name="ce127"/>
          <table:covered-table-cell table:style-name="ce140"/>
          <table:table-cell table:style-name="ce141" table:number-columns-spanned="14" table:number-rows-spanned="1"/>
          <table:covered-table-cell table:number-columns-repeated="12" table:style-name="ce142"/>
          <table:covered-table-cell table:style-name="ce150"/>
          <table:table-cell table:style-name="ce18" table:number-columns-repeated="7"/>
          <table:table-cell table:style-name="ce62"/>
          <table:table-cell table:style-name="ce165" table:number-columns-spanned="6" table:number-rows-spanned="1"/>
          <table:covered-table-cell table:number-columns-repeated="4" table:style-name="ce100"/>
          <table:covered-table-cell table:style-name="ce174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table-cell table:style-name="ce22" office:value-type="string" calcext:value-type="string" table:number-columns-spanned="1" table:number-rows-spanned="4">
            <text:p>Дубл.</text:p>
          </table:table-cell>
          <table:table-cell table:style-name="ce22" office:value-type="string" calcext:value-type="string" table:number-columns-spanned="1" table:number-rows-spanned="4">
            <text:p>Взам.</text:p>
          </table:table-cell>
          <table:table-cell table:style-name="ce22" office:value-type="string" calcext:value-type="string" table:number-columns-spanned="1" table:number-rows-spanned="4">
            <text:p>Подл.</text:p>
          </table:table-cell>
          <table:table-cell table:style-name="ce2"/>
          <table:table-cell table:style-name="ce34"/>
          <table:table-cell table:style-name="ce52"/>
          <table:table-cell table:style-name="ce68" table:number-columns-repeated="2"/>
          <table:table-cell table:style-name="ce89"/>
          <table:table-cell table:style-name="ce68" table:number-columns-repeated="3"/>
          <table:table-cell table:style-name="ce89"/>
          <table:table-cell table:style-name="ce68" table:number-columns-repeated="8"/>
          <table:table-cell table:style-name="ce89"/>
          <table:table-cell table:style-name="ce68" table:number-columns-repeated="7"/>
          <table:table-cell table:style-name="ce89"/>
          <table:table-cell table:style-name="ce68" table:number-columns-repeated="5"/>
          <table:table-cell table:style-name="ce89"/>
          <table:table-cell table:style-name="ce68" table:number-columns-repeated="8"/>
          <table:table-cell table:style-name="ce89"/>
          <table:table-cell table:style-name="ce68" table:number-columns-repeated="13"/>
          <table:table-cell table:style-name="ce89"/>
          <table:table-cell table:style-name="ce68" table:number-columns-repeated="7"/>
          <table:table-cell table:style-name="ce89"/>
          <table:table-cell table:style-name="ce68" table:number-columns-repeated="5"/>
          <table:table-cell table:style-name="ce89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3"/>
          <table:table-cell table:style-name="ce2"/>
          <table:table-cell table:style-name="ce34"/>
          <table:table-cell table:style-name="ce2" table:number-columns-repeated="3"/>
          <table:table-cell table:style-name="ce34"/>
          <table:table-cell table:style-name="ce2" table:number-columns-repeated="3"/>
          <table:table-cell table:style-name="ce34"/>
          <table:table-cell table:style-name="ce2" table:number-columns-repeated="8"/>
          <table:table-cell table:style-name="ce34"/>
          <table:table-cell table:style-name="ce2" table:number-columns-repeated="7"/>
          <table:table-cell table:style-name="ce34"/>
          <table:table-cell table:style-name="ce2" table:number-columns-repeated="5"/>
          <table:table-cell table:style-name="ce34"/>
          <table:table-cell table:style-name="ce2" table:number-columns-repeated="8"/>
          <table:table-cell table:style-name="ce34"/>
          <table:table-cell table:style-name="ce2" table:number-columns-repeated="13"/>
          <table:table-cell table:style-name="ce34"/>
          <table:table-cell table:style-name="ce2" table:number-columns-repeated="7"/>
          <table:table-cell table:style-name="ce34"/>
          <table:table-cell table:style-name="ce2" table:number-columns-repeated="5"/>
          <table:table-cell table:style-name="ce34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3"/>
          <table:table-cell table:style-name="ce2"/>
          <table:table-cell table:style-name="ce34"/>
          <table:table-cell table:style-name="ce52"/>
          <table:table-cell table:style-name="ce68" table:number-columns-repeated="2"/>
          <table:table-cell table:style-name="ce89"/>
          <table:table-cell table:style-name="ce68" table:number-columns-repeated="3"/>
          <table:table-cell table:style-name="ce89"/>
          <table:table-cell table:style-name="ce68" table:number-columns-repeated="8"/>
          <table:table-cell table:style-name="ce89"/>
          <table:table-cell table:style-name="ce68" table:number-columns-repeated="7"/>
          <table:table-cell table:style-name="ce89"/>
          <table:table-cell table:style-name="ce68" table:number-columns-repeated="5"/>
          <table:table-cell table:style-name="ce89"/>
          <table:table-cell table:style-name="ce68" table:number-columns-repeated="8"/>
          <table:table-cell table:style-name="ce89"/>
          <table:table-cell table:style-name="ce68" table:number-columns-repeated="13"/>
          <table:table-cell table:style-name="ce89"/>
          <table:table-cell table:style-name="ce68" table:number-columns-repeated="7"/>
          <table:table-cell table:style-name="ce89"/>
          <table:table-cell table:style-name="ce68" table:number-columns-repeated="5"/>
          <table:table-cell table:style-name="ce89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4"/>
          <table:table-cell table:style-name="ce2"/>
          <table:table-cell table:style-name="ce33"/>
          <table:table-cell table:style-name="ce2" table:number-columns-repeated="3"/>
          <table:table-cell table:style-name="ce33"/>
          <table:table-cell table:style-name="ce2" table:number-columns-repeated="3"/>
          <table:table-cell table:style-name="ce33"/>
          <table:table-cell table:style-name="ce2" table:number-columns-repeated="8"/>
          <table:table-cell table:style-name="ce33"/>
          <table:table-cell table:style-name="ce2" table:number-columns-repeated="6"/>
          <table:table-cell table:style-name="ce4"/>
          <table:table-cell table:style-name="ce33"/>
          <table:table-cell table:style-name="ce2" table:number-columns-repeated="5"/>
          <table:table-cell table:style-name="ce33"/>
          <table:table-cell table:style-name="ce125" office:value-type="string" calcext:value-type="string" table:number-columns-spanned="9" table:number-rows-spanned="1">
            <text:p>Н.контр.</text:p>
          </table:table-cell>
          <table:covered-table-cell table:number-columns-repeated="7" table:style-name="ce127"/>
          <table:covered-table-cell table:style-name="ce140"/>
          <table:table-cell table:style-name="ce141" table:number-columns-spanned="14" table:number-rows-spanned="1"/>
          <table:covered-table-cell table:number-columns-repeated="12" table:style-name="ce142"/>
          <table:covered-table-cell table:style-name="ce150"/>
          <table:table-cell table:style-name="ce2" table:number-columns-repeated="7"/>
          <table:table-cell table:style-name="ce33"/>
          <table:table-cell table:style-name="ce2" table:number-columns-repeated="5"/>
          <table:table-cell table:style-name="ce34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06"/>
          <table:table-cell table:style-name="ce109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66" table:number-columns-spanned="6" table:number-rows-spanned="1"/>
          <table:covered-table-cell table:number-columns-repeated="4" table:style-name="ce168"/>
          <table:covered-table-cell table:style-name="ce166"/>
          <table:table-cell table:style-name="ce2" table:number-columns-repeated="35"/>
          <table:table-cell table:number-columns-repeated="914"/>
        </table:table-row>
        <table:table-row table:style-name="ro1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8"/>
          <table:table-cell table:style-name="ce18" table:number-columns-repeated="22"/>
          <table:table-cell table:style-name="ce28"/>
          <table:table-cell table:style-name="ce18" table:number-columns-repeated="22"/>
          <table:table-cell table:style-name="ce139" table:number-columns-spanned="16" table:number-rows-spanned="2"/>
          <table:covered-table-cell table:number-columns-repeated="14" table:style-name="ce121"/>
          <table:covered-table-cell table:style-name="ce148"/>
          <table:table-cell table:style-name="ce153" table:number-columns-spanned="4" table:number-rows-spanned="2"/>
          <table:covered-table-cell table:number-columns-repeated="2" table:style-name="ce155"/>
          <table:covered-table-cell table:style-name="ce157"/>
          <table:table-cell table:style-name="ce153" table:number-columns-spanned="4" table:number-rows-spanned="2"/>
          <table:covered-table-cell table:number-columns-repeated="2" table:style-name="ce155"/>
          <table:covered-table-cell table:style-name="ce157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9"/>
          <table:table-cell table:style-name="ce1" table:number-columns-repeated="46"/>
          <table:covered-table-cell table:style-name="ce136"/>
          <table:covered-table-cell table:number-columns-repeated="14" table:style-name="ce98"/>
          <table:covered-table-cell table:style-name="ce131"/>
          <table:covered-table-cell table:style-name="ce154"/>
          <table:covered-table-cell table:number-columns-repeated="2" table:style-name="ce156"/>
          <table:covered-table-cell table:style-name="ce158"/>
          <table:covered-table-cell table:style-name="ce154"/>
          <table:covered-table-cell table:number-columns-repeated="2" table:style-name="ce156"/>
          <table:covered-table-cell table:style-name="ce158"/>
          <table:table-cell table:style-name="ce1" table:number-columns-repeated="36"/>
          <table:table-cell table:style-name="ce176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9"/>
          <table:table-cell table:style-name="ce47"/>
          <table:table-cell table:style-name="ce64" table:number-columns-repeated="27"/>
          <table:table-cell table:style-name="ce123"/>
          <table:table-cell table:style-name="ce113" table:number-columns-spanned="23" table:number-rows-spanned="3"/>
          <table:covered-table-cell table:number-columns-repeated="21" table:style-name="ce97"/>
          <table:covered-table-cell table:style-name="ce129"/>
          <table:table-cell table:style-name="ce149" table:number-columns-spanned="18" table:number-rows-spanned="3"/>
          <table:covered-table-cell table:number-columns-repeated="16" table:style-name="ce97"/>
          <table:covered-table-cell table:style-name="ce116"/>
          <table:table-cell table:style-name="ce1" table:number-columns-repeated="36"/>
          <table:table-cell table:style-name="ce176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30"/>
          <table:table-cell table:style-name="ce48"/>
          <table:table-cell table:style-name="ce1" table:number-columns-repeated="28"/>
          <table:covered-table-cell table:style-name="ce114"/>
          <table:covered-table-cell table:number-columns-repeated="21" table:style-name="ce93"/>
          <table:covered-table-cell table:style-name="ce130"/>
          <table:covered-table-cell table:style-name="ce135"/>
          <table:covered-table-cell table:number-columns-repeated="16" table:style-name="ce93"/>
          <table:covered-table-cell table:style-name="ce170"/>
          <table:table-cell table:style-name="ce1" table:number-columns-repeated="36"/>
          <table:table-cell table:style-name="ce176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14"/>
          <table:table-cell table:style-name="ce3" table:number-columns-repeated="28"/>
          <table:covered-table-cell table:style-name="ce81"/>
          <table:covered-table-cell table:number-columns-repeated="21" table:style-name="ce98"/>
          <table:covered-table-cell table:style-name="ce131"/>
          <table:covered-table-cell table:style-name="ce136"/>
          <table:covered-table-cell table:number-columns-repeated="16" table:style-name="ce98"/>
          <table:covered-table-cell table:style-name="ce117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99"/>
          <table:covered-table-cell table:style-name="ce104"/>
          <table:table-cell table:style-name="ce107" office:value-type="string" calcext:value-type="string" table:number-columns-spanned="7" table:number-rows-spanned="1">
            <text:p>Уч.</text:p>
          </table:table-cell>
          <table:covered-table-cell table:number-columns-repeated="5" table:style-name="ce99"/>
          <table:covered-table-cell table:style-name="ce104"/>
          <table:table-cell table:style-name="ce107" office:value-type="string" calcext:value-type="string" table:number-columns-spanned="4" table:number-rows-spanned="1">
            <text:p>РМ</text:p>
          </table:table-cell>
          <table:covered-table-cell table:number-columns-repeated="2" table:style-name="ce99"/>
          <table:covered-table-cell table:style-name="ce104"/>
          <table:table-cell table:style-name="ce107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99"/>
          <table:covered-table-cell table:style-name="ce104"/>
          <table:table-cell table:style-name="ce122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99"/>
          <table:covered-table-cell table:style-name="ce159"/>
          <table:table-cell table:style-name="ce167"/>
          <table:table-cell table:style-name="ce169" table:number-columns-repeated="4"/>
          <table:table-cell table:style-name="ce175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0"/>
          <table:covered-table-cell table:style-name="ce160"/>
          <table:table-cell table:style-name="ce14"/>
          <table:table-cell table:style-name="ce3" table:number-columns-repeated="4"/>
          <table:table-cell table:style-name="ce31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0"/>
          <table:covered-table-cell table:style-name="ce160"/>
          <table:table-cell table:style-name="ce14"/>
          <table:table-cell table:style-name="ce3" table:number-columns-repeated="4"/>
          <table:table-cell table:style-name="ce31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1"/>
          <table:covered-table-cell table:style-name="ce105"/>
          <table:table-cell table:style-name="ce108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1"/>
          <table:covered-table-cell table:style-name="ce105"/>
          <table:table-cell table:style-name="ce108" office:value-type="string" calcext:value-type="string" table:number-columns-spanned="4" table:number-rows-spanned="1">
            <text:p>Р</text:p>
          </table:table-cell>
          <table:covered-table-cell table:number-columns-repeated="2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УТ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4" table:number-rows-spanned="1">
            <text:p>КР</text:p>
          </table:table-cell>
          <table:covered-table-cell table:number-columns-repeated="2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ЕН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ОП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1"/>
          <table:covered-table-cell table:style-name="ce105"/>
          <table:table-cell table:style-name="ce108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1"/>
          <table:covered-table-cell table:style-name="ce105"/>
          <table:table-cell table:style-name="ce151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1"/>
          <table:covered-table-cell table:style-name="ce161"/>
          <table:table-cell table:style-name="ce14"/>
          <table:table-cell table:style-name="ce3" table:number-columns-repeated="4"/>
          <table:table-cell table:style-name="ce31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0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2"/>
          <table:covered-table-cell table:style-name="ce162"/>
          <table:table-cell table:style-name="ce14"/>
          <table:table-cell table:style-name="ce3" table:number-columns-repeated="4"/>
          <table:table-cell table:style-name="ce31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1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3"/>
          <table:covered-table-cell table:style-name="ce126"/>
          <table:table-cell table:style-name="ce128" office:value-type="string" calcext:value-type="string" table:number-columns-spanned="5" table:number-rows-spanned="1">
            <text:p>ОПП</text:p>
          </table:table-cell>
          <table:covered-table-cell table:number-columns-repeated="3" table:style-name="ce103"/>
          <table:covered-table-cell table:style-name="ce126"/>
          <table:table-cell table:style-name="ce128" office:value-type="string" calcext:value-type="string" table:number-columns-spanned="5" table:number-rows-spanned="1">
            <text:p>ЕВ</text:p>
          </table:table-cell>
          <table:covered-table-cell table:number-columns-repeated="3" table:style-name="ce103"/>
          <table:covered-table-cell table:style-name="ce126"/>
          <table:table-cell table:style-name="ce128" office:value-type="string" calcext:value-type="string" table:number-columns-spanned="5" table:number-rows-spanned="1">
            <text:p>ЕН</text:p>
          </table:table-cell>
          <table:covered-table-cell table:number-columns-repeated="3" table:style-name="ce103"/>
          <table:covered-table-cell table:style-name="ce126"/>
          <table:table-cell table:style-name="ce128" office:value-type="string" calcext:value-type="string" table:number-columns-spanned="7" table:number-rows-spanned="1">
            <text:p>КИ</text:p>
          </table:table-cell>
          <table:covered-table-cell table:number-columns-repeated="5" table:style-name="ce103"/>
          <table:covered-table-cell table:style-name="ce126"/>
          <table:table-cell table:style-name="ce152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3"/>
          <table:covered-table-cell table:style-name="ce163"/>
          <table:table-cell table:style-name="ce5" table:number-columns-repeated="5"/>
          <table:table-cell table:style-name="ce32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01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2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87" table:number-columns-repeated="61"/>
          <table:table-cell table:style-name="ce164" table:number-columns-repeated="3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60"/>
          <table:table-cell table:style-name="ce164" table:number-columns-repeated="3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1"/>
          <table:table-cell table:style-name="ce164" table:number-columns-repeated="3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60"/>
          <table:table-cell table:style-name="ce164" table:number-columns-repeated="3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87" table:number-columns-repeated="60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3">
          <table:table-cell table:style-name="ce3" table:number-columns-repeated="2"/>
          <table:table-cell table:style-name="ce26" office:value-type="string" calcext:value-type="string" table:number-columns-spanned="1" table:number-rows-spanned="2">
            <text:p>Дубл.</text:p>
          </table:table-cell>
          <table:table-cell table:style-name="ce26" office:value-type="string" calcext:value-type="string" table:number-columns-spanned="1" table:number-rows-spanned="2">
            <text:p>Взам.</text:p>
          </table:table-cell>
          <table:table-cell table:style-name="ce26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8"/>
          <table:table-cell table:style-name="ce92" table:number-columns-repeated="59"/>
          <table:table-cell table:style-name="ce164" table:number-columns-repeated="4"/>
          <table:table-cell table:style-name="ce173"/>
          <table:table-cell table:style-name="ce3" table:number-columns-repeated="36"/>
          <table:table-cell table:style-name="ce177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8"/>
          <table:table-cell table:style-name="ce33"/>
          <table:table-cell table:style-name="ce4" table:number-columns-repeated="7"/>
          <table:table-cell table:style-name="ce33"/>
          <table:table-cell table:style-name="ce4" table:number-columns-repeated="5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8"/>
          <table:table-cell table:style-name="ce33"/>
          <table:table-cell table:style-name="ce4" table:number-columns-repeated="7"/>
          <table:table-cell table:style-name="ce33"/>
          <table:table-cell table:style-name="ce2" table:number-columns-repeated="5"/>
          <table:table-cell table:style-name="ce34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06"/>
          <table:table-cell table:style-name="ce109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66" table:number-columns-spanned="6" table:number-rows-spanned="1"/>
          <table:covered-table-cell table:number-columns-repeated="4" table:style-name="ce168"/>
          <table:covered-table-cell table:style-name="ce166"/>
          <table:table-cell table:style-name="ce2" table:number-columns-repeated="35"/>
          <table:table-cell table:number-columns-repeated="914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Дополнительный лист" table:style-name="ta2">
        <table:table-column table:style-name="co1" table:default-cell-style-name="ce179"/>
        <table:table-column table:style-name="co2" table:number-columns-repeated="4" table:default-cell-style-name="ce179"/>
        <table:table-column table:style-name="co3" table:number-columns-repeated="72" table:default-cell-style-name="ce179"/>
        <table:table-column table:style-name="co3" table:visibility="collapse" table:number-columns-repeated="33" table:default-cell-style-name="ce179"/>
        <table:table-column table:style-name="co4" table:visibility="collapse" table:number-columns-repeated="101" table:default-cell-style-name="ce179"/>
        <table:table-column table:style-name="co5" table:visibility="collapse" table:number-columns-repeated="46" table:default-cell-style-name="ce179"/>
        <table:table-column table:style-name="co5" table:visibility="collapse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REA11_" table:base-cell-address="$МОКВ.$A$1" table:cell-range-address="$МОКВ.$K$21:.$BW$41"/>
        <table:named-range table:name="AREA12_" table:base-cell-address="$МОКВ.$A$1" table:cell-range-address="$МОКВ.$K$60:.$BW$86"/>
        <table:named-range table:name="AREATIP1_" table:base-cell-address="$МОКВ.$A$1" table:cell-range-address="$МОКВ.$F$21:.$J$41"/>
        <table:named-range table:name="AREATIP2_" table:base-cell-address="$МОКВ.$A$1" table:cell-range-address="$МОКВ.$F$60:.$J$86"/>
        <table:named-range table:name="classjob" table:base-cell-address="$МОКВ.$A$1" table:cell-range-address="$МОКВ.$U$24"/>
        <table:named-range table:name="CM" table:base-cell-address="$МОКВ.$A$1" table:cell-range-address="$МОКВ.$K$24"/>
        <table:named-range table:name="COPYAREA1_" table:base-cell-address="$МОКВ.$A$1" table:cell-range-address="$МОКВ.$A$1:.$AMJ$47"/>
        <table:named-range table:name="COPYAREA2_" table:base-cell-address="$МОКВ.$A$1" table:cell-range-address="$МОКВ.$A$48:.$AMJ$88"/>
        <table:named-range table:name="eb_m" table:base-cell-address="$МОКВ.$A$1" table:cell-range-address="$МОКВ.$AS$26"/>
        <table:named-range table:name="EH" table:base-cell-address="$МОКВ.$A$1" table:cell-range-address="$МОКВ.$AN$24"/>
        <table:named-range table:name="eh_m" table:base-cell-address="$МОКВ.$A$1" table:cell-range-address="$МОКВ.$AX$26"/>
        <table:named-range table:name="Equipment1" table:base-cell-address="$МОКВ.$A$1" table:cell-range-address="$МОКВ.$K$23"/>
        <table:named-range table:name="GostMater1" table:base-cell-address="$МОКВ.$A$1" table:cell-range-address="$МОКВ.$IV$2"/>
        <table:named-range table:name="GostZagot1" table:base-cell-address="$МОКВ.$A$1" table:cell-range-address="$МОКВ.$IV$5"/>
        <table:named-range table:name="IndexOper" table:base-cell-address="$МОКВ.$A$1" table:cell-range-address="$МОКВ.$Z$21"/>
        <table:named-range table:name="KD1" table:base-cell-address="$МОКВ.$A$1" table:cell-range-address="$МОКВ.$AS$15"/>
        <table:named-range table:name="KIM1" table:base-cell-address="$МОКВ.$A$1" table:cell-range-address="$МОКВ.$AY$12"/>
        <table:named-range table:name="ki_m" table:base-cell-address="$МОКВ.$A$1" table:cell-range-address="$МОКВ.$BC$26"/>
        <table:named-range table:name="KodMater1" table:base-cell-address="$МОКВ.$A$1" table:cell-range-address="$МОКВ.$K$12"/>
        <table:named-range table:name="KodOper" table:base-cell-address="$МОКВ.$A$1" table:cell-range-address="$МОКВ.$AE$21"/>
        <table:named-range table:name="koid" table:base-cell-address="$МОКВ.$A$1" table:cell-range-address="$МОКВ.$AI$24"/>
        <table:named-range table:name="kr" table:base-cell-address="$МОКВ.$A$1" table:cell-range-address="$МОКВ.$AE$24"/>
        <table:named-range table:name="ListNo1" table:base-cell-address="$МОКВ.$A$1" table:cell-range-address="$МОКВ.$BT$2"/>
        <table:named-range table:name="ListNo2" table:base-cell-address="$МОКВ.$A$1" table:cell-range-address="$МОКВ.$BT$49"/>
        <table:named-range table:name="MAINSIZE1" table:base-cell-address="$МОКВ.$A$1" table:cell-range-address="$МОКВ.$IV$4"/>
        <table:named-range table:name="MarkaMater1" table:base-cell-address="$МОКВ.$A$1" table:cell-range-address="$МОКВ.$IV$1"/>
        <table:named-range table:name="MassaDet1" table:base-cell-address="$МОКВ.$A$1" table:cell-range-address="$МОКВ.$AB$12"/>
        <table:named-range table:name="MassaZagot1" table:base-cell-address="$МОКВ.$A$1" table:cell-range-address="$МОКВ.$AY$15"/>
        <table:named-range table:name="NameDet1" table:base-cell-address="$МОКВ.$A$1" table:cell-range-address="$МОКВ.$K$7"/>
        <table:named-range table:name="NameOper" table:base-cell-address="$МОКВ.$A$1" table:cell-range-address="$МОКВ.$AK$21"/>
        <table:named-range table:name="namepred" table:base-cell-address="$МОКВ.$A$1" table:cell-range-address="$МОКВ.$F$4"/>
        <table:named-range table:name="Norma1" table:base-cell-address="$МОКВ.$A$1" table:cell-range-address="$МОКВ.$AO$12"/>
        <table:named-range table:name="normam" table:base-cell-address="$МОКВ.$A$1" table:cell-range-address="$МОКВ.$BJ$26"/>
        <table:named-range table:name="NumBox" table:base-cell-address="$МОКВ.$A$1" table:cell-range-address="$МОКВ.$K$21"/>
        <table:named-range table:name="NumYch" table:base-cell-address="$МОКВ.$A$1" table:cell-range-address="$МОКВ.$O$21"/>
        <table:named-range table:name="ObozDetal1" table:base-cell-address="$МОКВ.$A$1" table:cell-range-address="$МОКВ.$S$4"/>
        <table:named-range table:name="ObozDetal2" table:base-cell-address="$МОКВ.$A$1" table:cell-range-address="$МОКВ.$AI$51"/>
        <table:named-range table:name="ObozDok" table:base-cell-address="$МОКВ.$A$1" table:cell-range-address="$МОКВ.$K$22"/>
        <table:named-range table:name="ObozIzd1" table:base-cell-address="$МОКВ.$A$1" table:cell-range-address="$МОКВ.$AP$4"/>
        <table:named-range table:name="ObozKarta1" table:base-cell-address="$МОКВ.$A$1" table:cell-range-address="$МОКВ.$BF$4"/>
        <table:named-range table:name="ObozKarta2" table:base-cell-address="$МОКВ.$A$1" table:cell-range-address="$МОКВ.$BF$51"/>
        <table:named-range table:name="ObozTD1" table:base-cell-address="$МОКВ.$A$1" table:cell-range-address="$МОКВ.$AT$2"/>
        <table:named-range table:name="ObozTD2" table:base-cell-address="$МОКВ.$A$1" table:cell-range-address="$МОКВ.$AZ$49"/>
        <table:named-range table:name="ObozUzlMat" table:base-cell-address="$МОКВ.$A$1" table:cell-range-address="$МОКВ.$K$26"/>
        <table:named-range table:name="op" table:base-cell-address="$МОКВ.$A$1" table:cell-range-address="$МОКВ.$AS$24"/>
        <table:named-range table:name="oppm" table:base-cell-address="$МОКВ.$A$1" table:cell-range-address="$МОКВ.$AN$26"/>
        <table:named-range table:name="prof" table:base-cell-address="$МОКВ.$A$1" table:cell-range-address="$МОКВ.$O$24"/>
        <table:named-range table:name="sizezagot1" table:base-cell-address="$МОКВ.$A$1" table:cell-range-address="$МОКВ.$X$15"/>
        <table:named-range table:name="SkvNo1" table:base-cell-address="$МОКВ.$A$1" table:cell-range-address="$МОКВ.$BL$2"/>
        <table:named-range table:name="SkvNo2" table:base-cell-address="$МОКВ.$A$1" table:cell-range-address="$МОКВ.$BP$49"/>
        <table:named-range table:name="SORTAMENT1" table:base-cell-address="$МОКВ.$A$1" table:cell-range-address="$МОКВ.$IV$3"/>
        <table:named-range table:name="texnolog1" table:base-cell-address="$МОКВ.$A$1" table:cell-range-address="$МОКВ.$AV$42"/>
        <table:named-range table:name="Timepz" table:base-cell-address="$МОКВ.$A$1" table:cell-range-address="$МОКВ.$BC$24"/>
        <table:named-range table:name="timesht" table:base-cell-address="$МОКВ.$A$1" table:cell-range-address="$МОКВ.$BJ$24"/>
        <table:named-range table:name="TotalPages" table:base-cell-address="$МОКВ.$A$1" table:cell-range-address="$МОКВ.$BP$2"/>
        <table:named-range table:name="UzlMat" table:base-cell-address="$МОКВ.$A$1" table:cell-range-address="$МОКВ.$K$25"/>
        <table:named-range table:name="yt" table:base-cell-address="$МОКВ.$A$1" table:cell-range-address="$МОКВ.$Z$24"/>
        <table:named-range table:name="Zagot1" table:base-cell-address="$МОКВ.$A$1" table:cell-range-address="$МОКВ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fill-character> </number:fill-character>
      <number:number number:decimal-places="0" number:min-integer-digits="1" number:grouping="true"/>
      <number:text>р. </number:text>
    </number:number-style>
    <number:number-style style:name="N115P2" style:volatile="true">
      <number:text> </number:text>
      <number:fill-character> </number:fill-character>
      <number:text>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fill-character> </number:fill-character>
      <number:number number:decimal-places="2" number:min-integer-digits="1" number:grouping="true"/>
      <number:text>р.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="99%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МОКВ" style:display-name="PageStyle_МОК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полнительный_20_лист" style:display-name="PageStyle_Дополнительный лис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_39</meta:initial-creator>
    <meta:creation-date>2001-06-18T06:33:42</meta:creation-date>
    <dc:date>2014-05-15T20:41:52.202000000</dc:date>
    <meta:print-date>2002-09-18T08:38:28</meta:print-date>
    <meta:document-statistic meta:table-count="2" meta:cell-count="129" meta:object-count="0"/>
    <meta:generator>LibreOffice/4.1.3.2$Windows_x86 LibreOffice_project/70feb7d99726f064edab4605a8ab840c50ec57a</meta:generator>
  </office:meta>
</office:document-meta>
</file>